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e88" officeooo:paragraph-rsid="000aae88"/>
    </style:style>
    <style:style style:name="P2" style:family="paragraph" style:parent-style-name="Standard" style:list-style-name="L1">
      <style:text-properties officeooo:rsid="000aae88" officeooo:paragraph-rsid="000aae88"/>
    </style:style>
    <style:style style:name="P3" style:family="paragraph" style:parent-style-name="Standard" style:list-style-name="L2">
      <style:text-properties officeooo:rsid="000aae88" officeooo:paragraph-rsid="000aae88"/>
    </style:style>
    <style:style style:name="P4" style:family="paragraph" style:parent-style-name="Standard" style:list-style-name="L3">
      <style:text-properties officeooo:rsid="000b2990" officeooo:paragraph-rsid="000b2990"/>
    </style:style>
    <style:style style:name="P5" style:family="paragraph" style:parent-style-name="Standard" style:list-style-name="L4">
      <style:text-properties officeooo:rsid="000b2990" officeooo:paragraph-rsid="000b2990"/>
    </style:style>
    <style:style style:name="P6" style:family="paragraph" style:parent-style-name="Standard">
      <style:text-properties fo:color="#ce181e" style:text-underline-style="solid" style:text-underline-width="auto" style:text-underline-color="font-color" fo:font-weight="bold" officeooo:rsid="000aae88" officeooo:paragraph-rsid="000aae88" style:font-weight-asian="bold" style:font-weight-complex="bold"/>
    </style:style>
    <style:style style:name="P7" style:family="paragraph" style:parent-style-name="Standard">
      <style:text-properties fo:color="#ff1493" style:text-underline-style="solid" style:text-underline-width="auto" style:text-underline-color="font-color" fo:font-weight="bold" officeooo:rsid="000b2990" officeooo:paragraph-rsid="000b2990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UB/SUB MESSAGES:-</text:p>
      <text:p text:style-name="P1"/>
      <text:p text:style-name="P1"/>
      <text:p text:style-name="P1"/>
      <text:list xml:id="list2879221418" text:style-name="L1">
        <text:list-item>
          <text:p text:style-name="P2">In <text:a xlink:type="simple" xlink:href="https://en.wikipedia.org/wiki/Software_architecture" text:style-name="Internet_20_link" text:visited-style-name="Visited_20_Internet_20_Link">software architecture</text:a>, <text:span text:style-name="T1">publish–subscribe</text:span> is a <text:a xlink:type="simple" xlink:href="https://en.wikipedia.org/wiki/Messaging_pattern" text:style-name="Internet_20_link" text:visited-style-name="Visited_20_Internet_20_Link">messaging pattern</text:a> where senders of <text:a xlink:type="simple" xlink:href="https://en.wikipedia.org/wiki/Message_passing" text:style-name="Internet_20_link" text:visited-style-name="Visited_20_Internet_20_Link">messages</text:a>, called publishers, do not program the messages to be sent directly to specific receivers, called subscribers,</text:p>
        </text:list-item>
        <text:list-item>
          <text:p text:style-name="P2"><text:s/>but instead categorize published messages into classes without knowledge of which subscribers, if any, there may be. </text:p>
        </text:list-item>
        <text:list-item>
          <text:p text:style-name="P2">Similarly, subscribers express interest in one or more classes and only receive messages that are of interest, without knowledge of which publishers, if any, there are. </text:p>
        </text:list-item>
        <text:list-item>
          <text:p text:style-name="P2">Publish–subscribe is a sibling of the <text:a xlink:type="simple" xlink:href="https://en.wikipedia.org/wiki/Message_queue" text:style-name="Internet_20_link" text:visited-style-name="Visited_20_Internet_20_Link">message queue</text:a> paradigm, and is typically one part of a larger <text:a xlink:type="simple" xlink:href="https://en.wikipedia.org/wiki/Message-oriented_middleware" text:style-name="Internet_20_link" text:visited-style-name="Visited_20_Internet_20_Link">message-oriented middleware</text:a> system. </text:p>
        </text:list-item>
        <text:list-item>
          <text:p text:style-name="P2">Most messaging systems support both the pub/sub and message queue models in their <text:a xlink:type="simple" xlink:href="https://en.wikipedia.org/wiki/Application_programming_interface" text:style-name="Internet_20_link" text:visited-style-name="Visited_20_Internet_20_Link">API</text:a>; e.g., <text:a xlink:type="simple" xlink:href="https://en.wikipedia.org/wiki/Java_Message_Service" text:style-name="Internet_20_link" text:visited-style-name="Visited_20_Internet_20_Link">Java Message Service</text:a> (JMS). </text:p>
        </text:list-item>
        <text:list-item>
          <text:p text:style-name="P2">This pattern provides greater network <text:a xlink:type="simple" xlink:href="https://en.wikipedia.org/wiki/Scalability" text:style-name="Internet_20_link" text:visited-style-name="Visited_20_Internet_20_Link">scalability</text:a> and a more dynamic <text:a xlink:type="simple" xlink:href="https://en.wikipedia.org/wiki/Network_topology" text:style-name="Internet_20_link" text:visited-style-name="Visited_20_Internet_20_Link">network topology</text:a>, with a resulting decreased flexibility to modify the publisher and the structure of the published data</text:p>
        </text:list-item>
      </text:list>
      <text:p text:style-name="P6">MESSAGE FILTERING:-</text:p>
      <text:list xml:id="list1613672798" text:style-name="L2">
        <text:list-item>
          <text:p text:style-name="P3">In the publish-subscribe model, subscribers typically receive only a subset of the total messages published. The process of selecting messages for reception and processing is called <text:span text:style-name="T2">filtering</text:span>. There are two common forms of filtering: topic-based and content-based. </text:p>
        </text:list-item>
        <text:list-item>
          <text:p text:style-name="P3">In a <text:span text:style-name="T1">topic-based</text:span> system, messages are published to "topics" or named logical channels. Subscribers in a topic-based system will receive all messages published to the topics to which they subscribe. The publisher is responsible for defining the topics to which subscribers can subscribe. </text:p>
        </text:list-item>
        <text:list-item>
          <text:p text:style-name="P3">In a <text:span text:style-name="T1">content-based</text:span> system, messages are only delivered to a subscriber if the attributes or content of those messages matches constraints defined by the subscriber. The subscriber is responsible for classifying the messages. </text:p>
        </text:list-item>
        <text:list-item>
          <text:p text:style-name="P3">Some systems support a <text:span text:style-name="T1">hybrid</text:span> of the two; publishers post messages to a topic while subscribers register content-based subscriptions to one or more topics. </text:p>
        </text:list-item>
      </text:list>
      <text:p text:style-name="P7">ADVANTAGES:-</text:p>
      <text:list xml:id="list27930698" text:style-name="L3">
        <text:list-item>
          <text:p text:style-name="P4">Loose coupling</text:p>
        </text:list-item>
        <text:list-item>
          <text:p text:style-name="P4">scalability</text:p>
        </text:list-item>
      </text:list>
      <text:p text:style-name="P7">DISADVANTAGES:-</text:p>
      <text:list xml:id="list1117545507" text:style-name="L4">
        <text:list-item>
          <text:p text:style-name="P5">Message delivery issu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4:10:49.457412474</meta:creation-date>
    <dc:date>2023-04-10T14:27:22.514105592</dc:date>
    <meta:editing-duration>PT6M23S</meta:editing-duration>
    <meta:editing-cycles>1</meta:editing-cycles>
    <meta:document-statistic meta:table-count="0" meta:image-count="0" meta:object-count="0" meta:page-count="1" meta:paragraph-count="17" meta:word-count="302" meta:character-count="1995" meta:non-whitespace-character-count="1716"/>
    <meta:generator>LibreOffice/6.0.7.3$Linux_X86_64 LibreOffice_project/00m0$Build-3</meta:generator>
  </office:meta>
</office:document-meta>
</file>